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8b28d" officeooo:paragraph-rsid="0018b28d"/>
    </style:style>
    <style:style style:name="P2" style:family="paragraph" style:parent-style-name="Standard">
      <style:text-properties officeooo:rsid="0018b28d" officeooo:paragraph-rsid="001d038a"/>
    </style:style>
    <style:style style:name="P3" style:family="paragraph" style:parent-style-name="Standard">
      <style:text-properties fo:font-weight="bold" officeooo:rsid="0018c6e9" officeooo:paragraph-rsid="0018c6e9" style:font-weight-asian="bold" style:font-weight-complex="bold"/>
    </style:style>
    <style:style style:name="P4" style:family="paragraph" style:parent-style-name="Standard">
      <style:text-properties fo:font-weight="normal" officeooo:rsid="001a74ec" officeooo:paragraph-rsid="001a74ec" style:font-weight-asian="normal" style:font-weight-complex="normal"/>
    </style:style>
    <style:style style:name="P5" style:family="paragraph" style:parent-style-name="Standard">
      <style:text-properties officeooo:rsid="0018e281" officeooo:paragraph-rsid="0018e281"/>
    </style:style>
    <style:style style:name="P6" style:family="paragraph" style:parent-style-name="Standard">
      <style:text-properties fo:font-size="16pt" fo:font-weight="bold" officeooo:rsid="0018c6e9" officeooo:paragraph-rsid="0018c6e9" style:font-size-asian="16pt" style:font-weight-asian="bold" style:font-size-complex="16pt" style:font-weight-complex="bold"/>
    </style:style>
    <style:style style:name="P7" style:family="paragraph" style:parent-style-name="Standard">
      <style:text-properties fo:font-size="24pt" fo:font-weight="bold" officeooo:rsid="0018b28d" officeooo:paragraph-rsid="0018b28d" style:font-size-asian="24pt" style:font-weight-asian="bold" style:font-size-complex="24pt" style:font-weight-complex="bold"/>
    </style:style>
    <style:style style:name="P8" style:family="paragraph" style:parent-style-name="Standard">
      <style:text-properties fo:font-size="24pt" fo:font-weight="bold" officeooo:rsid="0018e281" officeooo:paragraph-rsid="0018e281" style:font-size-asian="24pt" style:font-weight-asian="bold" style:font-size-complex="24pt" style:font-weight-complex="bold"/>
    </style:style>
    <style:style style:name="P9" style:family="paragraph" style:parent-style-name="Standard">
      <style:text-properties officeooo:rsid="0018ef28" officeooo:paragraph-rsid="0018ef28"/>
    </style:style>
    <style:style style:name="P10" style:family="paragraph" style:parent-style-name="Standard">
      <style:text-properties officeooo:rsid="001a4c08" officeooo:paragraph-rsid="001a4c08"/>
    </style:style>
    <style:style style:name="P11" style:family="paragraph" style:parent-style-name="Standard">
      <style:text-properties officeooo:rsid="001a74ec" officeooo:paragraph-rsid="001a74ec"/>
    </style:style>
    <style:style style:name="P12" style:family="paragraph" style:parent-style-name="Standard" style:list-style-name="L1">
      <style:text-properties fo:font-weight="normal" officeooo:rsid="0018c6e9" officeooo:paragraph-rsid="0018c6e9" style:font-weight-asian="normal" style:font-weight-complex="normal"/>
    </style:style>
    <style:style style:name="P13" style:family="paragraph" style:parent-style-name="Standard" style:list-style-name="L1">
      <style:text-properties officeooo:rsid="0018c6e9" officeooo:paragraph-rsid="0018c6e9"/>
    </style:style>
    <style:style style:name="P14" style:family="paragraph" style:parent-style-name="Standard" style:list-style-name="L2">
      <style:text-properties officeooo:rsid="0018b28d" officeooo:paragraph-rsid="0018b28d"/>
    </style:style>
    <style:style style:name="P15" style:family="paragraph" style:parent-style-name="Standard" style:list-style-name="L2">
      <style:text-properties officeooo:rsid="001bbff3" officeooo:paragraph-rsid="001bbff3"/>
    </style:style>
    <style:style style:name="P16" style:family="paragraph" style:parent-style-name="Standard" style:list-style-name="L3">
      <style:text-properties officeooo:rsid="0018e281" officeooo:paragraph-rsid="0018e281"/>
    </style:style>
    <style:style style:name="P17" style:family="paragraph" style:parent-style-name="Standard" style:list-style-name="L3">
      <style:text-properties officeooo:rsid="0018ef28" officeooo:paragraph-rsid="0018ef28"/>
    </style:style>
    <style:style style:name="P18" style:family="paragraph" style:parent-style-name="Standard" style:list-style-name="L4">
      <style:text-properties officeooo:rsid="001a4c08" officeooo:paragraph-rsid="001a4c08"/>
    </style:style>
    <style:style style:name="P19" style:family="paragraph" style:parent-style-name="Standard" style:list-style-name="L4">
      <style:text-properties officeooo:rsid="002a7b9c" officeooo:paragraph-rsid="002a7b9c"/>
    </style:style>
    <style:style style:name="P20" style:family="paragraph" style:parent-style-name="Standard" style:list-style-name="L4">
      <style:text-properties officeooo:rsid="001fd414" officeooo:paragraph-rsid="001fd414"/>
    </style:style>
    <style:style style:name="P21" style:family="paragraph" style:parent-style-name="Standard" style:list-style-name="L5">
      <style:text-properties officeooo:rsid="001a74ec" officeooo:paragraph-rsid="001a74ec"/>
    </style:style>
    <style:style style:name="P22" style:family="paragraph" style:parent-style-name="Standard" style:list-style-name="L6">
      <style:text-properties officeooo:rsid="001a74ec" officeooo:paragraph-rsid="001a74ec"/>
    </style:style>
    <style:style style:name="P23" style:family="paragraph" style:parent-style-name="Standard" style:list-style-name="L6">
      <style:text-properties officeooo:rsid="002cbc83" officeooo:paragraph-rsid="002cbc83"/>
    </style:style>
    <style:style style:name="T1" style:family="text">
      <style:text-properties officeooo:rsid="0018b28d"/>
    </style:style>
    <style:style style:name="T2" style:family="text">
      <style:text-properties fo:font-weight="bold" style:font-weight-asian="bold" style:font-weight-complex="bold"/>
    </style:style>
    <style:style style:name="T3" style:family="text">
      <style:text-properties fo:font-weight="bold" officeooo:rsid="0018b28d" style:font-weight-asian="bold" style:font-weight-complex="bold"/>
    </style:style>
    <style:style style:name="T4" style:family="text">
      <style:text-properties officeooo:rsid="0018c6e9"/>
    </style:style>
    <style:style style:name="T5" style:family="text">
      <style:text-properties fo:font-weight="normal" style:font-weight-asian="normal" style:font-weight-complex="normal"/>
    </style:style>
    <style:style style:name="T6" style:family="text">
      <style:text-properties fo:font-weight="normal" officeooo:rsid="002e8ff7" style:font-weight-asian="normal" style:font-weight-complex="normal"/>
    </style:style>
    <style:style style:name="T7" style:family="text">
      <style:text-properties officeooo:rsid="0018e281"/>
    </style:style>
    <style:style style:name="T8" style:family="text">
      <style:text-properties fo:font-size="16pt" fo:font-weight="bold" style:font-size-asian="16pt" style:font-weight-asian="bold" style:font-size-complex="16pt" style:font-weight-complex="bold"/>
    </style:style>
    <style:style style:name="T9" style:family="text">
      <style:text-properties fo:font-size="12pt" fo:font-weight="normal" style:font-size-asian="10.5pt" style:font-weight-asian="normal" style:font-size-complex="12pt" style:font-weight-complex="normal"/>
    </style:style>
    <style:style style:name="T10" style:family="text">
      <style:text-properties fo:font-style="italic" style:font-style-asian="italic" style:font-style-complex="italic"/>
    </style:style>
    <style:style style:name="T11" style:family="text">
      <style:text-properties style:text-position="super 58%"/>
    </style:style>
    <style:style style:name="T12" style:family="text">
      <style:text-properties officeooo:rsid="001a4c08"/>
    </style:style>
    <style:style style:name="T13" style:family="text">
      <style:text-properties officeooo:rsid="001a74ec"/>
    </style:style>
    <style:style style:name="T14" style:family="text">
      <style:text-properties officeooo:rsid="001ade75"/>
    </style:style>
    <style:style style:name="T15" style:family="text">
      <style:text-properties officeooo:rsid="001bfa58"/>
    </style:style>
    <style:style style:name="T16" style:family="text">
      <style:text-properties officeooo:rsid="001ce268"/>
    </style:style>
    <style:style style:name="T17" style:family="text">
      <style:text-properties officeooo:rsid="001d038a"/>
    </style:style>
    <style:style style:name="T18" style:family="text">
      <style:text-properties officeooo:rsid="001d654a"/>
    </style:style>
    <style:style style:name="T19" style:family="text">
      <style:text-properties officeooo:rsid="0020e817"/>
    </style:style>
    <style:style style:name="T20" style:family="text">
      <style:text-properties officeooo:rsid="00217526"/>
    </style:style>
    <style:style style:name="T21" style:family="text">
      <style:text-properties officeooo:rsid="0023577f"/>
    </style:style>
    <style:style style:name="T22" style:family="text">
      <style:text-properties officeooo:rsid="00243804"/>
    </style:style>
    <style:style style:name="T23" style:family="text">
      <style:text-properties officeooo:rsid="00258219"/>
    </style:style>
    <style:style style:name="T24" style:family="text">
      <style:text-properties officeooo:rsid="0029956b"/>
    </style:style>
    <style:style style:name="T25" style:family="text">
      <style:text-properties officeooo:rsid="0030559b"/>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Game Start:</text:p>
      <text:p text:style-name="P5"><text:span text:style-name="T9">The board is arranged with a draw pile on the left, a space for a discard pile, and hour cards on the right. </text:span><text:span text:style-name="T1">All players draw five action cards </text:span><text:span text:style-name="T21">and </text:span><text:span text:style-name="T25">10</text:span><text:span text:style-name="T21"> hour cards. Do not turn over hour cards.</text:span><text:span text:style-name="T1"> </text:span><text:span text:style-name="T10">Note: if an alert card is drawn, it is shuffled back into the pile and a new card is drawn.</text:span></text:p>
      <text:p text:style-name="P1"/>
      <text:p text:style-name="P8">Game Play:</text:p>
      <text:p text:style-name="P2"><text:span text:style-name="T8">On turn:</text:span><text:line-break/>Player <text:span text:style-name="T16">either </text:span>draws <text:span text:style-name="T13">and </text:span>plays/discards an action card, or skips turn. Choosing to skip a turn counts as taking a turn, and <text:span text:style-name="T17">card</text:span> values will adjust accordingly. <text:span text:style-name="T13">When a card is drawn, a card must be played.</text:span> When a card is played, it is placed in front of them or discarded. <text:span text:style-name="T4">Player can discard from their hand or from played cards in front of them. </text:span>Only three cards can be played at a time, and only one can be played or discarded per turn. When a card is discarded, the action written on it is performed.</text:p>
      <text:p text:style-name="P1"/>
      <text:p text:style-name="P6">Card<text:span text:style-name="T7">s</text:span>:</text:p>
      <text:p text:style-name="P3">Play Cards: <text:span text:style-name="T5">Play cards are basic cards. They are discarded or played as normal</text:span></text:p>
      <text:p text:style-name="P3">Helper Cards:<text:span text:style-name="T5"> Helper Cards are special cards that can be played at any time.</text:span></text:p>
      <text:p text:style-name="P3">Alert Cards:<text:span text:style-name="T5"> Alert cards must be played immediately. They cannot be held or blocked by a helper card.</text:span></text:p>
      <text:p text:style-name="P3">Weapon Cards:<text:span text:style-name="T5"> Weapon Cards are cards that can be played on any player (including the holder, though why would you?). There is three types, immediate, rolling, and play</text:span></text:p>
      <text:list text:style-name="L1">
        <text:list-item>
          <text:p text:style-name="P12">Immediate weapon cards perform an immediate action on the player who receives them.</text:p>
        </text:list-item>
        <text:list-item>
          <text:p text:style-name="P12">Play weapon cards replace a play card in front of the player. They must discard one of their play cards and replace it with the weapon card. <text:span text:style-name="T12">No hours can be gained on non-weapon cards until the weapon is discarded. (non-weapon cards can still expire as normal) Discarding a play weapon card counts as a turn.</text:span></text:p>
        </text:list-item>
        <text:list-item>
          <text:p text:style-name="P13"><text:span text:style-name="T5">Rolling weapon cards </text:span><text:span text:style-name="T6">are a special kind of play weapon card. They</text:span><text:span text:style-name="T5"> travel from one player to the next when they are discarded or expire. They can be blocked, but they continue around until they affect all players or are deleted by a helper card.</text:span></text:p>
        </text:list-item>
      </text:list>
      <text:p text:style-name="P1"/>
      <text:p text:style-name="P1"><text:span text:style-name="T2">Examples:</text:span> </text:p>
      <text:list text:style-name="L2">
        <text:list-item>
          <text:p text:style-name="P14">Player has placed a play card in front of them. This card offers +1 hours per turn, expiring at 5 rounds. If the player discarded this card immediately, no points would be added. For each round that the card is played in front of them, an hour card will be placed on it for every hour gained. If the player plays the card before the 5th round, they keep all hour cards. If the card expires, it must be discarded with all hours gained. This counts as a turn.</text:p>
        </text:list-item>
        <text:list-item>
          <text:p text:style-name="P14">Player has <text:span text:style-name="T16">played</text:span> a new card. This card offers -3 points now or + 1 per round, expiring on the 7th round. If the hour value is negative, the player will place hour cards from their own collection on the card to match the value instead. Therefore, the player will place 3 hours on the card and remove one hour per round. Once the played card has reached positive value, hours will be added from the hour draw pile as normal. If the card expires, the player loses 3 hours. If it is discarded before reaching positive values, the player loses all hours placed on it. If the player does not have any hour cards, hour cards from the draw pile can be used to mark negative values, then shuffled back into the pile when the value reaches 0 or the card is discarded.</text:p>
        </text:list-item>
        <text:list-item>
          <text:p text:style-name="P15">Player has a weapon card given to them by another player. They must immediately discard one of the cards played in front of them if three cards are already played, and play the weapon card. This weapon offers -5 hours now, or +1 hour per turn. The player will place 5 hour cards from <text:soft-page-break/>their collection on the weapon, and return 1 card to their collection per round. If the card is discarded, the player loses all cards placed on it, and if it expires, the player loses 5 cards immediately. If the player has less than 5 hours already<text:span text:style-name="T15">,</text:span> card value must be mentally tracked.</text:p>
        </text:list-item>
      </text:list>
      <text:p text:style-name="P1"/>
      <text:p text:style-name="P1"/>
      <text:p text:style-name="P1"/>
      <text:p text:style-name="P5">Play Cards:</text:p>
      <text:list text:style-name="L3">
        <text:list-item>
          <text:p text:style-name="P16">On the Clock: +1 hour each round, expires <text:span text:style-name="T2">after</text:span> 5 rounds (on sixth)</text:p>
        </text:list-item>
        <text:list-item>
          <text:p text:style-name="P16">Professional: +10 hours after 8 rounds, expires on 9<text:span text:style-name="T11">th</text:span> (no hours gained before, hours given by discarding on 8<text:span text:style-name="T11">th</text:span>)</text:p>
        </text:list-item>
        <text:list-item>
          <text:p text:style-name="P16">Risky: -5 hours now or +1 hour per round (-5 immediately, -4 after 1 round, etc.). +8 after 8 rounds, expires on 9<text:span text:style-name="T11">th</text:span> </text:p>
        </text:list-item>
        <text:list-item>
          <text:p text:style-name="P17">Sharing is Caring: +1 hour for every hour another player of your choosing gains. Card expires and hours voided if one of your cards or one of the other player’s cards expire. Expires<text:span text:style-name="T2"> </text:span><text:span text:style-name="T5">after</text:span><text:span text:style-name="T2"> </text:span>9 rounds.</text:p>
        </text:list-item>
        <text:list-item>
          <text:p text:style-name="P17">Unpredictable: alternating negative and positive point values. +1 hour per 2 rounds. Expires after 9 rounds.</text:p>
        </text:list-item>
      </text:list>
      <text:p text:style-name="P9"/>
      <text:p text:style-name="P10">Weapon Cards:</text:p>
      <text:list text:style-name="L4">
        <text:list-item>
          <text:p text:style-name="P18">Tardy: add 1 round to any card</text:p>
        </text:list-item>
        <text:list-item>
          <text:p text:style-name="P19">Deadline: Expire 1 card in play by another player</text:p>
        </text:list-item>
        <text:list-item>
          <text:p text:style-name="P18">Stock Market: -4 hours or +1 per round. Expires after 5 rounds.</text:p>
        </text:list-item>
        <text:list-item>
          <text:p text:style-name="P18">Scammer: Steal 1 hour from any player</text:p>
        </text:list-item>
        <text:list-item>
          <text:p text:style-name="P18">Quit: Receiver must discard random card of <text:span text:style-name="T20">your</text:span> choosing. (any cards, though <text:span text:style-name="T20">you</text:span> still cannot see receiving player’s hand). <text:span text:style-name="T18">Receiver must draw to five cards on next turn if discarding from hand.</text:span></text:p>
        </text:list-item>
        <text:list-item>
          <text:p text:style-name="P18">Parasite: <text:span text:style-name="T20">you</text:span> receive +4 hours <text:span text:style-name="T20">from </text:span><text:span text:style-name="T24">receiver</text:span>, or -1 per round. Expires after 5 rounds.</text:p>
        </text:list-item>
        <text:list-item>
          <text:p text:style-name="P18">Downsizing: -4 hours or +1 per round. Expires after 5 rounds and passes to next player when discarded. <text:span text:style-name="T13">Rolling Weapon Card.</text:span></text:p>
        </text:list-item>
        <text:list-item>
          <text:p text:style-name="P20">Foreign Exchange: trade one card with a card from another player of your choosing. You choose the card <text:span text:style-name="T19">at random.</text:span></text:p>
        </text:list-item>
      </text:list>
      <text:p text:style-name="P11"/>
      <text:p text:style-name="P11">Special Cards:</text:p>
      <text:list text:style-name="L5">
        <text:list-item>
          <text:p text:style-name="P21">Excused: discard or deflect any weapon (except Alert cards)</text:p>
        </text:list-item>
        <text:list-item>
          <text:p text:style-name="P21">Extension: Delays the expiration of any card by 5 rounds</text:p>
        </text:list-item>
        <text:list-item>
          <text:p text:style-name="P21">Nepotism: can be placed on any card to protect it from expiration. Card cannot then gain hours after expiration.</text:p>
        </text:list-item>
        <text:list-item>
          <text:p text:style-name="P21">Newbie: dead hand. Discard all cards in hand (without performing the written actions) and draw new cards.</text:p>
        </text:list-item>
      </text:list>
      <text:p text:style-name="P11"/>
      <text:p text:style-name="P11">Alert Cards:</text:p>
      <text:list text:style-name="L6">
        <text:list-item>
          <text:p text:style-name="P22">Amnesia: all cards <text:span text:style-name="T14">in play</text:span> of all players reset. Cards return to original hour values and deadlines.</text:p>
        </text:list-item>
        <text:list-item>
          <text:p text:style-name="P22">Fired!: immediately expires all played cards of the player.</text:p>
        </text:list-item>
        <text:list-item>
          <text:p text:style-name="P22">Performance Review: player must immediately discard all cards in hand (and perform written actions) and redraw.</text:p>
        </text:list-item>
        <text:list-item>
          <text:p text:style-name="P23">Recession: all cards of all players expire.</text:p>
        </text:list-item>
      </text:list>
      <text:p text:style-name="P11"/>
      <text:p text:style-name="P11"/>
      <text:p text:style-name="P11"><text:soft-page-break/></text:p>
      <text:p text:style-name="P7">Game End:</text:p>
      <text:p text:style-name="P4">The game ends <text:span text:style-name="T21">when a player has </text:span><text:span text:style-name="T22">a number of</text:span><text:span text:style-name="T21"> hour cards </text:span><text:span text:style-name="T22">amounting to 100/total player count (</text:span><text:span text:style-name="T23">33 for 3, </text:span><text:span text:style-name="T22">25 for 4, 20 for 5, 10 for 10, etc.) </text:span><text:span text:style-name="T25">or a player has run out of hour cards.</text:span> <text:span text:style-name="T21">All players then turn over the hour cards and count hours. </text:span><text:span text:style-name="T1">The player with the most </text:span><text:span text:style-name="T3">total</text:span><text:span text:style-name="T1"> hours at the end is the winner.</text:span></text:p>
      <text:p text:style-name="P1"/>
      <text:p text:style-name="P1"/>
      <text:p text:style-name="P1"/>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10-18T11:04:38.246000000</meta:creation-date>
    <dc:date>2026-01-06T16:34:46.690000000</dc:date>
    <meta:editing-duration>P19DT12H2M39S</meta:editing-duration>
    <meta:editing-cycles>34</meta:editing-cycles>
    <meta:generator>LibreOffice/7.5.2.2$Windows_X86_64 LibreOffice_project/53bb9681a964705cf672590721dbc85eb4d0c3a2</meta:generator>
    <meta:document-statistic meta:table-count="0" meta:image-count="0" meta:object-count="0" meta:page-count="3" meta:paragraph-count="43" meta:word-count="1124" meta:character-count="6007" meta:non-whitespace-character-count="4951"/>
  </office:meta>
</office:document-meta>
</file>